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 table:number-rows-repeated="8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1])" office:value-type="float" office:value="4096.27" calcext:value-type="float">
            <text:p>4096.27</text:p>
          </table:table-cell>
          <table:table-cell table:style-name="ce18" table:formula="of:=SUM([.C2:.C231])" office:value-type="float" office:value="901.05343150496" calcext:value-type="float">
            <text:p>901.05</text:p>
          </table:table-cell>
          <table:table-cell table:style-name="ce18" table:formula="of:=SUM([.$D$2:.$D$222])" office:value-type="float" office:value="55656.2" calcext:value-type="float">
            <text:p>55656.20</text:p>
          </table:table-cell>
          <table:table-cell table:style-name="ce19" table:formula="of:=[.D232]/[.C232]" office:value-type="float" office:value="61.7679241363542" calcext:value-type="float">
            <text:p>61.77</text:p>
          </table:table-cell>
          <table:table-cell table:style-name="ce20"/>
          <table:table-cell table:style-name="ce21"/>
          <table:table-cell table:style-name="ce18" table:formula="of:=SUM([.H2:.H231])" office:value-type="float" office:value="4871.24671" calcext:value-type="float">
            <text:p>4871.25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 style:data-style-name="N2" text:time-value="09:51:24.972320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initial-creator>Mark Gadsby</meta:initial-creator>
    <meta:creation-date>2013-03-08T01:41:14Z</meta:creation-date>
    <dc:date>2019-06-08T09:53:22.897096241</dc:date>
    <meta:editing-cycles>220</meta:editing-cycles>
    <meta:editing-duration>PT7H4M36S</meta:editing-duration>
    <meta:document-statistic meta:table-count="1" meta:cell-count="2192" meta:object-count="0"/>
  </office:meta>
</office:document-meta>
</file>